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64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5.191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8.652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1.7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Piloto_20_de_20_Datos_20_Ángulo">
      <style:table-cell-properties fo:border-bottom="none" fo:border-left="0.071cm solid #000000" fo:border-right="none" fo:border-top="0.071cm solid #000000"/>
    </style:style>
    <style:style style:name="ce2" style:family="table-cell" style:parent-style-name="Piloto_20_de_20_Datos_20_Campo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ía_20_del_20_Piloto_20_de_20_Dat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ía_20_del_20_Piloto_20_de_20_Datos">
      <style:table-cell-properties fo:border-bottom="none" fo:border-left="0.071cm solid #000000" fo:border-right="0.035cm solid #000000" fo:border-top="none"/>
    </style:style>
    <style:style style:name="ce5" style:family="table-cell" style:parent-style-name="Piloto_20_de_20_Datos_20_Título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Piloto_20_de_20_Datos_20_Campo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Categoría_20_del_20_Piloto_20_de_20_Datos">
      <style:table-cell-properties fo:border-bottom="0.035cm solid #000000" fo:border-left="0.035cm solid #000000" fo:border-right="none" fo:border-top="0.035cm solid #000000"/>
    </style:style>
    <style:style style:name="ce9" style:family="table-cell" style:parent-style-name="Piloto_20_de_20_Datos_20_Valor">
      <style:table-cell-properties fo:border-bottom="none" fo:border-left="0.035cm solid #000000" fo:border-right="none" fo:border-top="0.035cm solid #000000"/>
    </style:style>
    <style:style style:name="ce10" style:family="table-cell" style:parent-style-name="Piloto_20_de_20_Datos_20_Valor">
      <style:table-cell-properties fo:border-bottom="none" fo:border-left="0.035cm solid #000000" fo:border-right="none" fo:border-top="none"/>
    </style:style>
    <style:style style:name="ce11" style:family="table-cell" style:parent-style-name="Piloto_20_de_20_Datos_20_Resultado">
      <style:table-cell-properties fo:border-bottom="0.071cm solid #000000" fo:border-left="0.035cm solid #000000" fo:border-right="none" fo:border-top="0.035cm solid #000000"/>
    </style:style>
    <style:style style:name="ce12" style:family="table-cell" style:parent-style-name="Piloto_20_de_20_Datos_20_Ángulo">
      <style:table-cell-properties fo:border-bottom="none" fo:border-left="none" fo:border-right="none" fo:border-top="0.071cm solid #000000"/>
    </style:style>
    <style:style style:name="ce13" style:family="table-cell" style:parent-style-name="Categoría_20_del_20_Piloto_20_de_20_Datos">
      <style:table-cell-properties fo:border-bottom="0.035cm solid #000000" fo:border-left="none" fo:border-right="none" fo:border-top="0.035cm solid #000000"/>
    </style:style>
    <style:style style:name="ce14" style:family="table-cell" style:parent-style-name="Piloto_20_de_20_Datos_20_Valor">
      <style:table-cell-properties fo:border-bottom="none" fo:border-left="none" fo:border-right="none" fo:border-top="0.035cm solid #000000"/>
    </style:style>
    <style:style style:name="ce15" style:family="table-cell" style:parent-style-name="Piloto_20_de_20_Datos_20_Resultado">
      <style:table-cell-properties fo:border-bottom="0.071cm solid #000000" fo:border-left="none" fo:border-right="none" fo:border-top="0.035cm solid #000000"/>
    </style:style>
    <style:style style:name="ce16" style:family="table-cell" style:parent-style-name="Piloto_20_de_20_Datos_20_Ángulo">
      <style:table-cell-properties fo:border-bottom="none" fo:border-left="none" fo:border-right="0.071cm solid #000000" fo:border-top="0.071cm solid #000000"/>
    </style:style>
    <style:style style:name="ce17" style:family="table-cell" style:parent-style-name="Piloto_20_de_20_Datos_20_Título">
      <style:table-cell-properties fo:border-bottom="0.035cm solid #000000" fo:border-left="0.035cm solid #000000" fo:border-right="0.071cm solid #000000" fo:border-top="0.035cm solid #000000"/>
    </style:style>
    <style:style style:name="ce18" style:family="table-cell" style:parent-style-name="Piloto_20_de_20_Datos_20_Resultado">
      <style:table-cell-properties fo:border-bottom="none" fo:border-left="0.035cm solid #000000" fo:border-right="0.071cm solid #000000" fo:border-top="0.035cm solid #000000"/>
    </style:style>
    <style:style style:name="ce19" style:family="table-cell" style:parent-style-name="Piloto_20_de_20_Datos_20_Resultado">
      <style:table-cell-properties fo:border-bottom="none" fo:border-left="0.035cm solid #000000" fo:border-right="0.071cm solid #000000" fo:border-top="none"/>
    </style:style>
    <style:style style:name="ce20" style:family="table-cell" style:parent-style-name="Piloto_20_de_20_Datos_20_Resultado">
      <style:table-cell-properties fo:border-bottom="0.071cm solid #000000" fo:border-left="0.035cm solid #000000" fo:border-right="0.071cm solid #000000" fo:border-top="0.035cm solid #000000"/>
    </style:style>
    <style:style style:name="ce21" style:family="table-cell" style:parent-style-name="Piloto_20_de_20_Datos_20_Ángulo">
      <style:table-cell-properties fo:border-bottom="none" fo:border-left="0.071cm solid #000000" fo:border-right="none" fo:border-top="none"/>
    </style:style>
    <style:style style:name="ce22" style:family="table-cell" style:parent-style-name="Categoría_20_del_20_Piloto_20_de_20_Datos">
      <style:table-cell-properties fo:border-bottom="0.035cm solid #000000" fo:border-left="0.035cm solid #000000" fo:border-right="none" fo:border-top="none"/>
    </style:style>
    <style:style style:name="ce23" style:family="table-cell" style:parent-style-name="Categoría_20_del_20_Piloto_20_de_20_Datos">
      <style:table-cell-properties fo:border-bottom="0.035cm solid #000000" fo:border-left="none" fo:border-right="none" fo:border-top="none"/>
    </style:style>
    <style:style style:name="ce24" style:family="table-cell" style:parent-style-name="Categoría_20_del_20_Piloto_20_de_20_Datos">
      <style:table-cell-properties fo:border-bottom="0.035cm solid #000000" fo:border-left="none" fo:border-right="0.035cm solid #000000" fo:border-top="0.035cm solid #000000"/>
    </style:style>
    <style:style style:name="ce25" style:family="table-cell" style:parent-style-name="Categoría_20_del_20_Piloto_20_de_20_Datos">
      <style:table-cell-properties fo:border-bottom="0.035cm solid #000000" fo:border-left="none" fo:border-right="0.035cm solid #000000" fo:border-top="none"/>
    </style:style>
    <style:style style:name="ce26" style:family="table-cell" style:parent-style-name="Piloto_20_de_20_Datos_20_Valor">
      <style:table-cell-properties fo:border-bottom="none" fo:border-left="none" fo:border-right="0.035cm solid #000000" fo:border-top="0.035cm solid #000000"/>
    </style:style>
    <style:style style:name="ce27" style:family="table-cell" style:parent-style-name="Piloto_20_de_20_Datos_20_Valor">
      <style:table-cell-properties fo:border-bottom="none" fo:border-left="none" fo:border-right="0.035cm solid #000000" fo:border-top="none"/>
    </style:style>
    <style:style style:name="ce28" style:family="table-cell" style:parent-style-name="Piloto_20_de_20_Datos_20_Resultado">
      <style:table-cell-properties fo:border-bottom="0.071cm solid #000000" fo:border-left="none" fo:border-right="0.035cm solid #000000" fo:border-top="0.035cm solid #000000"/>
    </style:style>
    <style:style style:name="ce29" style:family="table-cell" style:parent-style-name="Piloto_20_de_20_Datos_20_Título">
      <style:table-cell-properties fo:border-bottom="none" fo:border-left="0.035cm solid #000000" fo:border-right="0.071cm solid #000000" fo:border-top="0.035cm solid #000000"/>
    </style:style>
    <style:style style:name="ce30" style:family="table-cell" style:parent-style-name="Piloto_20_de_20_Datos_20_Título">
      <style:table-cell-properties fo:border-bottom="0.035cm solid #000000" fo:border-left="0.035cm solid #000000" fo:border-right="0.071cm solid #000000" fo:border-top="none"/>
    </style:style>
    <style:style style:name="ce31" style:family="table-cell" style:parent-style-name="Default" style:data-style-name="N0"/>
    <style:style style:name="ce3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extra pesado por año" table:style-name="ta1" table:print="false">
        <office:forms form:automatic-focus="false" form:apply-design-mode="false"/>
        <table:table-column table:style-name="co1" table:default-cell-style-name="Piloto_20_de_20_Datos_20_Campo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>
            <text:p>Filtro</text:p>
          </table:table-cell>
          <table:table-cell table:number-columns-repeated="8"/>
        </table:table-row>
        <table:table-row table:style-name="ro1">
          <table:table-cell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7"/>
        </table:table-row>
        <table:table-row table:style-name="ro1">
          <table:table-cell office:value-type="string">
            <text:p>Grupo</text:p>
          </table:table-cell>
          <table:table-cell table:style-name="ce6" office:value-type="string">
            <text:p>CAMION</text:p>
          </table:table-cell>
          <table:table-cell table:number-columns-repeated="7"/>
        </table:table-row>
        <table:table-row table:style-name="ro1">
          <table:table-cell office:value-type="string">
            <text:p>Subgrupo</text:p>
          </table:table-cell>
          <table:table-cell table:style-name="ce6" office:value-type="string">
            <text:p>EXTRA-PESADO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12" table:number-columns-repeated="6"/>
          <table:table-cell table:style-name="ce16"/>
        </table:table-row>
        <table:table-row table:style-name="ro1">
          <table:table-cell table:style-name="ce2" office:value-type="string">
            <text:p>Descripcion</text:p>
          </table:table-cell>
          <table:table-cell table:style-name="ce8" office:value-type="float" office:value="2000">
            <text:p>2000</text:p>
          </table:table-cell>
          <table:table-cell table:style-name="ce13" office:value-type="float" office:value="2001">
            <text:p>2001</text:p>
          </table:table-cell>
          <table:table-cell table:style-name="ce13" office:value-type="float" office:value="2002">
            <text:p>2002</text:p>
          </table:table-cell>
          <table:table-cell table:style-name="ce13" office:value-type="float" office:value="2003">
            <text:p>2003</text:p>
          </table:table-cell>
          <table:table-cell table:style-name="ce13" office:value-type="float" office:value="2004">
            <text:p>2004</text:p>
          </table:table-cell>
          <table:table-cell table:style-name="ce13" office:value-type="float" office:value="2005">
            <text:p>2005</text:p>
          </table:table-cell>
          <table:table-cell table:style-name="ce13" office:value-type="float" office:value="2006">
            <text:p>2006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string">
            <text:p>L 1634/51</text:p>
          </table:table-cell>
          <table:table-cell table:style-name="ce9"/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28">
            <text:p>28</text:p>
          </table:table-cell>
          <table:table-cell table:style-name="ce18" office:value-type="float" office:value="110">
            <text:p>110</text:p>
          </table:table-cell>
        </table:table-row>
        <table:table-row table:style-name="ro1">
          <table:table-cell table:style-name="ce4" office:value-type="string">
            <text:p>LS 1632/45</text:p>
          </table:table-cell>
          <table:table-cell table:style-name="ce10" office:value-type="float" office:value="4">
            <text:p>4</text:p>
          </table:table-cell>
          <table:table-cell table:style-name="Piloto_20_de_20_Datos_20_Valor" office:value-type="float" office:value="3">
            <text:p>3</text:p>
          </table:table-cell>
          <table:table-cell table:number-columns-repeated="2"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ce19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LS 1633/45</text:p>
          </table:table-cell>
          <table:table-cell table:style-name="ce10" office:value-type="float" office:value="2">
            <text:p>2</text:p>
          </table:table-cell>
          <table:table-cell table:style-name="Piloto_20_de_20_Datos_20_Valor" table:number-columns-repeated="6"/>
          <table:table-cell table:style-name="ce19"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LS 1634/45</text:p>
          </table:table-cell>
          <table:table-cell table:style-name="ce10"/>
          <table:table-cell table:style-name="Piloto_20_de_20_Datos_20_Valor" table:number-columns-repeated="2"/>
          <table:table-cell table:style-name="Piloto_20_de_20_Datos_20_Valor" office:value-type="float" office:value="13">
            <text:p>13</text:p>
          </table:table-cell>
          <table:table-cell table:style-name="Piloto_20_de_20_Datos_20_Valor" office:value-type="float" office:value="31">
            <text:p>31</text:p>
          </table:table-cell>
          <table:table-cell table:style-name="Piloto_20_de_20_Datos_20_Valor" office:value-type="float" office:value="24">
            <text:p>24</text:p>
          </table:table-cell>
          <table:table-cell table:style-name="Piloto_20_de_20_Datos_20_Valor" office:value-type="float" office:value="19">
            <text:p>19</text:p>
          </table:table-cell>
          <table:table-cell table:style-name="ce19" office:value-type="float" office:value="87">
            <text:p>87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67">
            <text:p>67</text:p>
          </table:table-cell>
          <table:table-cell table:style-name="ce15" office:value-type="float" office:value="47">
            <text:p>47</text:p>
          </table:table-cell>
          <table:table-cell table:style-name="ce20" office:value-type="float" office:value="209">
            <text:p>209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>
            <draw:frame table:end-cell-address="'extra pesado por año'.I42" table:end-x="1.92cm" table:end-y="0.401cm" draw:z-index="0" draw:style-name="gr1" svg:width="21.876cm" svg:height="11.908cm" svg:x="1.891cm" svg:y="0.399cm">
              <draw:object draw:notify-on-update-of-ranges="'extra pesado por año'.A7:'extra pesado por año'.H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camiones 2004 y 2005 por me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string">
            <text:p>Filtro</text:p>
          </table:table-cell>
          <table:table-cell table:number-columns-repeated="13"/>
        </table:table-row>
        <table:table-row table:style-name="ro1"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12"/>
        </table:table-row>
        <table:table-row table:style-name="ro1">
          <table:table-cell table:style-name="Piloto_20_de_20_Datos_20_Campo" office:value-type="string">
            <text:p>Grupo</text:p>
          </table:table-cell>
          <table:table-cell table:style-name="ce6" office:value-type="string">
            <text:p>CAMIO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7" office:value-type="string">
            <text:p>Mes</text:p>
          </table:table-cell>
          <table:table-cell table:style-name="ce12" table:number-columns-repeated="10"/>
          <table:table-cell table:style-name="ce16"/>
        </table:table-row>
        <table:table-row table:style-name="ro1">
          <table:table-cell table:style-name="ce21"/>
          <table:table-cell table:style-name="ce8" office:value-type="float" office:value="2005">
            <text:p>2005</text:p>
          </table:table-cell>
          <table:table-cell table:style-name="ce13" table:number-columns-repeated="10"/>
          <table:table-cell table:style-name="ce24"/>
          <table:table-cell table:style-name="ce29" office:value-type="string">
            <text:p>Total Resultado</text:p>
          </table:table-cell>
        </table:table-row>
        <table:table-row table:style-name="ro1">
          <table:table-cell table:style-name="ce2" office:value-type="string">
            <text:p>Subgrupo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30"/>
        </table:table-row>
        <table:table-row table:style-name="ro1">
          <table:table-cell table:style-name="ce3" office:value-type="string">
            <text:p>EXTRA-PESADO</text:p>
          </table:table-cell>
          <table:table-cell table:style-name="ce9"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9">
            <text:p>9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18" office:value-type="float" office:value="67">
            <text:p>67</text:p>
          </table:table-cell>
        </table:table-row>
        <table:table-row table:style-name="ro1">
          <table:table-cell table:style-name="ce4" office:value-type="string">
            <text:p>LIVIANO</text:p>
          </table:table-cell>
          <table:table-cell table:style-name="ce10" office:value-type="float" office:value="7">
            <text:p>7</text:p>
          </table:table-cell>
          <table:table-cell table:number-columns-repeated="2"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2">
            <text:p>2</text:p>
          </table:table-cell>
          <table:table-cell table:style-name="Piloto_20_de_20_Datos_20_Valor"/>
          <table:table-cell table:style-name="Piloto_20_de_20_Datos_20_Valor" office:value-type="float" office:value="5">
            <text:p>5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/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3">
            <text:p>3</text:p>
          </table:table-cell>
          <table:table-cell table:style-name="ce27"/>
          <table:table-cell table:style-name="ce19" office:value-type="float" office:value="24">
            <text:p>24</text:p>
          </table:table-cell>
        </table:table-row>
        <table:table-row table:style-name="ro1">
          <table:table-cell table:style-name="ce4" office:value-type="string">
            <text:p>MEDIANO</text:p>
          </table:table-cell>
          <table:table-cell table:style-name="ce10" office:value-type="float" office:value="1">
            <text:p>1</text:p>
          </table:table-cell>
          <table:table-cell table:style-name="Piloto_20_de_20_Datos_20_Valor" table:number-columns-repeated="7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2"/>
          <table:table-cell table:style-name="ce27"/>
          <table:table-cell table:style-name="ce19"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PESADO</text:p>
          </table:table-cell>
          <table:table-cell table:style-name="ce10" office:value-type="float" office:value="1">
            <text:p>1</text:p>
          </table:table-cell>
          <table:table-cell table:style-name="Piloto_20_de_20_Datos_20_Valor" table:number-columns-repeated="10"/>
          <table:table-cell table:style-name="ce27"/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SEMIPESADO</text:p>
          </table:table-cell>
          <table:table-cell table:style-name="ce10" office:value-type="float" office:value="3">
            <text:p>3</text:p>
          </table:table-cell>
          <table:table-cell table:style-name="Piloto_20_de_20_Datos_20_Valor" office:value-type="float" office:value="8">
            <text:p>8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/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7">
            <text:p>7</text:p>
          </table:table-cell>
          <table:table-cell table:style-name="Piloto_20_de_20_Datos_20_Valor" office:value-type="float" office:value="9">
            <text:p>9</text:p>
          </table:table-cell>
          <table:table-cell table:number-columns-repeated="2" table:style-name="Piloto_20_de_20_Datos_20_Valor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19" office:value-type="float" office:value="44">
            <text:p>44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7">
            <text:p>7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138">
            <text:p>13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'camiones 2004 y 2005 por mes'.N44" table:end-x="0.977cm" table:end-y="0.054cm" draw:z-index="0" draw:style-name="gr1" svg:width="29.497cm" svg:height="12.386cm" svg:x="2.089cm" svg:y="0cm">
              <draw:object draw:notify-on-update-of-ranges="'camiones 2004 y 2005 por mes'.A7:'camiones 2004 y 2005 por mes'.M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office:value-type="string">
            <text:p>Filtro</text:p>
          </table:table-cell>
          <table:table-cell table:number-columns-repeated="13"/>
        </table:table-row>
        <table:table-row table:style-name="ro1"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12"/>
        </table:table-row>
        <table:table-row table:style-name="ro1">
          <table:table-cell table:style-name="Piloto_20_de_20_Datos_20_Campo" office:value-type="string">
            <text:p>Grupo</text:p>
          </table:table-cell>
          <table:table-cell table:style-name="ce6" office:value-type="string">
            <text:p>CAMIO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7" office:value-type="string">
            <text:p>Mes</text:p>
          </table:table-cell>
          <table:table-cell table:style-name="ce12" table:number-columns-repeated="10"/>
          <table:table-cell table:style-name="ce16"/>
        </table:table-row>
        <table:table-row table:style-name="ro1">
          <table:table-cell table:style-name="ce21"/>
          <table:table-cell table:style-name="ce8" office:value-type="float" office:value="2004">
            <text:p>2004</text:p>
          </table:table-cell>
          <table:table-cell table:style-name="ce13" table:number-columns-repeated="10"/>
          <table:table-cell table:style-name="ce24"/>
          <table:table-cell table:style-name="ce29" office:value-type="string">
            <text:p>Total Resultado</text:p>
          </table:table-cell>
        </table:table-row>
        <table:table-row table:style-name="ro1">
          <table:table-cell table:style-name="ce2" office:value-type="string">
            <text:p>Subgrupo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30"/>
        </table:table-row>
        <table:table-row table:style-name="ro1">
          <table:table-cell table:style-name="ce3" office:value-type="string">
            <text:p>EXTRA-PESADO</text:p>
          </table:table-cell>
          <table:table-cell table:style-name="ce9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 table:number-columns-repeated="2" table:style-name="ce14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18" office:value-type="float" office:value="69">
            <text:p>69</text:p>
          </table:table-cell>
        </table:table-row>
        <table:table-row table:style-name="ro1">
          <table:table-cell table:style-name="ce4" office:value-type="string">
            <text:p>LIVIANO</text:p>
          </table:table-cell>
          <table:table-cell table:style-name="ce10" office:value-type="float" office:value="3">
            <text:p>3</text:p>
          </table:table-cell>
          <table:table-cell table:style-name="Piloto_20_de_20_Datos_20_Valor"/>
          <table:table-cell table:number-columns-repeated="3"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3">
            <text:p>3</text:p>
          </table:table-cell>
          <table:table-cell table:number-columns-repeated="2" table:style-name="Piloto_20_de_20_Datos_20_Valor" office:value-type="float" office:value="2">
            <text:p>2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ce27" office:value-type="float" office:value="1">
            <text:p>1</text:p>
          </table:table-cell>
          <table:table-cell table:style-name="ce19" office:value-type="float" office:value="15">
            <text:p>15</text:p>
          </table:table-cell>
        </table:table-row>
        <table:table-row table:style-name="ro1">
          <table:table-cell table:style-name="ce4" office:value-type="string">
            <text:p>MEDIANO</text:p>
          </table:table-cell>
          <table:table-cell table:style-name="ce10"/>
          <table:table-cell table:style-name="Piloto_20_de_20_Datos_20_Valor" table:number-columns-repeated="7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2"/>
          <table:table-cell table:style-name="ce27"/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PESADO</text:p>
          </table:table-cell>
          <table:table-cell table:style-name="ce10"/>
          <table:table-cell table:style-name="Piloto_20_de_20_Datos_20_Valor" table:number-columns-repeated="3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6"/>
          <table:table-cell table:style-name="ce27"/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SEMIPESADO</text:p>
          </table:table-cell>
          <table:table-cell table:style-name="ce10" office:value-type="float" office:value="2">
            <text:p>2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11">
            <text:p>11</text:p>
          </table:table-cell>
          <table:table-cell table:number-columns-repeated="2" table:style-name="Piloto_20_de_20_Datos_20_Valor" office:value-type="float" office:value="3">
            <text:p>3</text:p>
          </table:table-cell>
          <table:table-cell table:style-name="Piloto_20_de_20_Datos_20_Valor" office:value-type="float" office:value="9">
            <text:p>9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ce27" office:value-type="float" office:value="2">
            <text:p>2</text:p>
          </table:table-cell>
          <table:table-cell table:style-name="ce19" office:value-type="float" office:value="43">
            <text:p>43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12">
            <text:p>12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1">
            <text:p>11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3">
            <text:p>3</text:p>
          </table:table-cell>
          <table:table-cell table:style-name="ce28" office:value-type="float" office:value="6">
            <text:p>6</text:p>
          </table:table-cell>
          <table:table-cell table:style-name="ce20" office:value-type="float" office:value="129">
            <text:p>12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'camiones 2004 y 2005 por mes'.N89" table:end-x="1.888cm" table:end-y="0.187cm" draw:z-index="1" draw:style-name="gr1" svg:width="31.255cm" svg:height="11.455cm" svg:x="1.242cm" svg:y="0.213cm">
              <draw:object draw:notify-on-update-of-ranges="'camiones 2004 y 2005 por mes'.A54:'camiones 2004 y 2005 por mes'.M5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tendencias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>
            <text:p>Filtro</text:p>
          </table:table-cell>
          <table:table-cell table:number-columns-repeated="13"/>
        </table:table-row>
        <table:table-row table:style-name="ro1"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12"/>
        </table:table-row>
        <table:table-row table:style-name="ro1">
          <table:table-cell table:style-name="Piloto_20_de_20_Datos_20_Campo" office:value-type="string">
            <text:p>Grupo</text:p>
          </table:table-cell>
          <table:table-cell table:style-name="ce6" office:value-type="string">
            <text:p>UTILITARIO</text:p>
          </table:table-cell>
          <table:table-cell table:number-columns-repeated="12"/>
        </table:table-row>
        <table:table-row table:style-name="ro1">
          <table:table-cell table:style-name="Piloto_20_de_20_Datos_20_Campo" office:value-type="string">
            <text:p>Subgrupo</text:p>
          </table:table-cell>
          <table:table-cell table:style-name="ce6" office:value-type="string">
            <text:p>- todo -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Suma - Cantidad</text:p>
          </table:table-cell>
          <table:table-cell table:style-name="ce7" office:value-type="string">
            <text:p>Mes</text:p>
          </table:table-cell>
          <table:table-cell table:style-name="ce12" table:number-columns-repeated="11"/>
          <table:table-cell table:style-name="ce16"/>
        </table:table-row>
        <table:table-row table:style-name="ro1">
          <table:table-cell table:style-name="ce2" office:value-type="string">
            <text:p>Anio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float" office:value="1999">
            <text:p>1999</text:p>
          </table:table-cell>
          <table:table-cell table:style-name="ce9"/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8" office:value-type="float" office:value="7">
            <text:p>7</text:p>
          </table:table-cell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10" office:value-type="float" office:value="9">
            <text:p>9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8">
            <text:p>8</text:p>
          </table:table-cell>
          <table:table-cell table:number-columns-repeated="2" table:style-name="Piloto_20_de_20_Datos_20_Valor" office:value-type="float" office:value="6">
            <text:p>6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5">
            <text:p>5</text:p>
          </table:table-cell>
          <table:table-cell table:style-name="Piloto_20_de_20_Datos_20_Valor" office:value-type="float" office:value="8">
            <text:p>8</text:p>
          </table:table-cell>
          <table:table-cell table:style-name="Piloto_20_de_20_Datos_20_Valor" office:value-type="float" office:value="44">
            <text:p>44</text:p>
          </table:table-cell>
          <table:table-cell table:style-name="Piloto_20_de_20_Datos_20_Valor" table:number-columns-repeated="2"/>
          <table:table-cell table:style-name="ce19" office:value-type="float" office:value="93">
            <text:p>93</text:p>
          </table:table-cell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10" office:value-type="float" office:value="8">
            <text:p>8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11">
            <text:p>11</text:p>
          </table:table-cell>
          <table:table-cell table:number-columns-repeated="2" table:style-name="Piloto_20_de_20_Datos_20_Valor" office:value-type="float" office:value="3">
            <text:p>3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1">
            <text:p>1</text:p>
          </table:table-cell>
          <table:table-cell table:style-name="ce19" office:value-type="float" office:value="38">
            <text:p>38</text:p>
          </table:table-cell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10"/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5">
            <text:p>5</text:p>
          </table:table-cell>
          <table:table-cell table:style-name="Piloto_20_de_20_Datos_20_Valor" office:value-type="float" office:value="9">
            <text:p>9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3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3"/>
          <table:table-cell table:style-name="ce19" office:value-type="float" office:value="17">
            <text:p>17</text:p>
          </table:table-cell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10"/>
          <table:table-cell table:style-name="Piloto_20_de_20_Datos_20_Valor" office:value-type="float" office:value="1">
            <text:p>1</text:p>
          </table:table-cell>
          <table:table-cell table:style-name="Piloto_20_de_20_Datos_20_Valor" table:number-columns-repeated="2"/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/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1">
            <text:p>1</text:p>
          </table:table-cell>
          <table:table-cell table:style-name="ce19" office:value-type="float" office:value="9">
            <text:p>9</text:p>
          </table:table-cell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10" office:value-type="float" office:value="1">
            <text:p>1</text:p>
          </table:table-cell>
          <table:table-cell table:style-name="Piloto_20_de_20_Datos_20_Valor" office:value-type="float" office:value="6">
            <text:p>6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2">
            <text:p>2</text:p>
          </table:table-cell>
          <table:table-cell table:number-columns-repeated="2" table:style-name="Piloto_20_de_20_Datos_20_Valor" office:value-type="float" office:value="1">
            <text:p>1</text:p>
          </table:table-cell>
          <table:table-cell table:style-name="Piloto_20_de_20_Datos_20_Valor" office:value-type="float" office:value="6">
            <text:p>6</text:p>
          </table:table-cell>
          <table:table-cell table:style-name="Piloto_20_de_20_Datos_20_Valor"/>
          <table:table-cell table:style-name="Piloto_20_de_20_Datos_20_Valor" office:value-type="float" office:value="2">
            <text:p>2</text:p>
          </table:table-cell>
          <table:table-cell table:style-name="Piloto_20_de_20_Datos_20_Valor"/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2">
            <text:p>2</text:p>
          </table:table-cell>
          <table:table-cell table:style-name="ce19" office:value-type="float" office:value="29">
            <text:p>29</text:p>
          </table:table-cell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10" office:value-type="float" office:value="2">
            <text:p>2</text:p>
          </table:table-cell>
          <table:table-cell table:style-name="Piloto_20_de_20_Datos_20_Valor" office:value-type="float" office:value="3">
            <text:p>3</text:p>
          </table:table-cell>
          <table:table-cell table:number-columns-repeated="2" table:style-name="Piloto_20_de_20_Datos_20_Valor" office:value-type="float" office:value="6">
            <text:p>6</text:p>
          </table:table-cell>
          <table:table-cell table:style-name="Piloto_20_de_20_Datos_20_Valor" office:value-type="float" office:value="1">
            <text:p>1</text:p>
          </table:table-cell>
          <table:table-cell table:number-columns-repeated="2" table:style-name="Piloto_20_de_20_Datos_20_Valor" office:value-type="float" office:value="5">
            <text:p>5</text:p>
          </table:table-cell>
          <table:table-cell table:style-name="Piloto_20_de_20_Datos_20_Valor" office:value-type="float" office:value="8">
            <text:p>8</text:p>
          </table:table-cell>
          <table:table-cell table:style-name="Piloto_20_de_20_Datos_20_Valor" office:value-type="float" office:value="7">
            <text:p>7</text:p>
          </table:table-cell>
          <table:table-cell table:number-columns-repeated="3" table:style-name="Piloto_20_de_20_Datos_20_Valor" office:value-type="float" office:value="3">
            <text:p>3</text:p>
          </table:table-cell>
          <table:table-cell table:style-name="ce19" office:value-type="float" office:value="52">
            <text:p>52</text:p>
          </table:table-cell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10" office:value-type="float" office:value="11">
            <text:p>11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 office:value-type="float" office:value="7">
            <text:p>7</text:p>
          </table:table-cell>
          <table:table-cell table:style-name="Piloto_20_de_20_Datos_20_Valor" office:value-type="float" office:value="4">
            <text:p>4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office:value-type="float" office:value="7">
            <text:p>7</text:p>
          </table:table-cell>
          <table:table-cell table:style-name="Piloto_20_de_20_Datos_20_Valor" office:value-type="float" office:value="3">
            <text:p>3</text:p>
          </table:table-cell>
          <table:table-cell table:style-name="Piloto_20_de_20_Datos_20_Valor" table:number-columns-repeated="4"/>
          <table:table-cell table:style-name="ce19" office:value-type="float" office:value="40">
            <text:p>40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31">
            <text:p>31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32">
            <text:p>32</text:p>
          </table:table-cell>
          <table:table-cell table:number-columns-repeated="2" table:style-name="ce15" office:value-type="float" office:value="21">
            <text:p>2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9">
            <text:p>9</text:p>
          </table:table-cell>
          <table:table-cell table:style-name="ce20" office:value-type="float" office:value="285">
            <text:p>285</text:p>
          </table:table-cell>
        </table:table-row>
        <table:table-row table:style-name="ro2">
          <table:table-cell office:value-type="string">
            <text:p>Promedio</text:p>
          </table:table-cell>
          <table:table-cell table:formula="oooc:=[.B16]/7" office:value-type="float" office:value="4.42857142857143">
            <text:p>4,43</text:p>
          </table:table-cell>
          <table:table-cell table:formula="oooc:=[.C16]/7" office:value-type="float" office:value="2.71428571428571">
            <text:p>2,71</text:p>
          </table:table-cell>
          <table:table-cell table:formula="oooc:=[.D16]/7" office:value-type="float" office:value="3.71428571428571">
            <text:p>3,71</text:p>
          </table:table-cell>
          <table:table-cell table:formula="oooc:=[.E16]/7" office:value-type="float" office:value="4.71428571428571">
            <text:p>4,71</text:p>
          </table:table-cell>
          <table:table-cell table:formula="oooc:=[.F16]/7" office:value-type="float" office:value="2.28571428571429">
            <text:p>2,29</text:p>
          </table:table-cell>
          <table:table-cell table:formula="oooc:=[.G16]/7" office:value-type="float" office:value="1.71428571428571">
            <text:p>1,71</text:p>
          </table:table-cell>
          <table:table-cell table:formula="oooc:=[.H16]/7" office:value-type="float" office:value="4.57142857142857">
            <text:p>4,57</text:p>
          </table:table-cell>
          <table:table-cell table:formula="oooc:=[.I16]/7" office:value-type="float" office:value="3">
            <text:p>3</text:p>
          </table:table-cell>
          <table:table-cell table:formula="oooc:=[.J16]/7" office:value-type="float" office:value="3">
            <text:p>3</text:p>
          </table:table-cell>
          <table:table-cell table:formula="oooc:=[.K16]/7" office:value-type="float" office:value="7.14285714285714">
            <text:p>7,14</text:p>
          </table:table-cell>
          <table:table-cell table:formula="oooc:=[.L16]/7" office:value-type="float" office:value="2.14285714285714">
            <text:p>2,14</text:p>
          </table:table-cell>
          <table:table-cell table:formula="oooc:=[.M16]/7" office:value-type="float" office:value="1.28571428571429">
            <text:p>1,2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tendencias.N43" table:end-x="1.244cm" table:end-y="0.055cm" draw:z-index="0" draw:style-name="gr1" svg:width="30.077cm" svg:height="10.206cm" svg:x="1.298cm" svg:y="0.054cm">
              <draw:object draw:notify-on-update-of-ranges="tendencias.A7:tendencias.M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>
            <draw:frame table:end-cell-address="tendencias.N66" table:end-x="1.047cm" table:end-y="0.008cm" draw:z-index="1" draw:style-name="gr1" svg:width="29.625cm" svg:height="8.93cm" svg:x="1.553cm" svg:y="0.007cm">
              <draw:object draw:notify-on-update-of-ranges="tendencias.B7:tendencias.M7 tendencias.B17:tendencias.M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3"/>
        </table:table-row>
      </table:table>
      <table:table table:name="Ventas por año" table:style-name="ta1" table:print="false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Filtro</text:p>
          </table:table-cell>
          <table:table-cell table:number-columns-repeated="9"/>
        </table:table-row>
        <table:table-row table:style-name="ro1"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12" table:number-columns-repeated="7"/>
          <table:table-cell table:style-name="ce16"/>
        </table:table-row>
        <table:table-row table:style-name="ro1">
          <table:table-cell table:style-name="ce2" office:value-type="string">
            <text:p>Grupo</text:p>
          </table:table-cell>
          <table:table-cell table:style-name="ce8" office:value-type="float" office:value="1999">
            <text:p>1999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2001">
            <text:p>2001</text:p>
          </table:table-cell>
          <table:table-cell table:style-name="ce13" office:value-type="float" office:value="2002">
            <text:p>2002</text:p>
          </table:table-cell>
          <table:table-cell table:style-name="ce13" office:value-type="float" office:value="2003">
            <text:p>2003</text:p>
          </table:table-cell>
          <table:table-cell table:style-name="ce13" office:value-type="float" office:value="2004">
            <text:p>2004</text:p>
          </table:table-cell>
          <table:table-cell table:style-name="ce13" office:value-type="float" office:value="2005">
            <text:p>2005</text:p>
          </table:table-cell>
          <table:table-cell table:style-name="ce13" office:value-type="float" office:value="2006">
            <text:p>2006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string">
            <text:p>AUTOMOVIL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4">
            <text:p>24</text:p>
          </table:table-cell>
          <table:table-cell table:style-name="ce18" office:value-type="float" office:value="274">
            <text:p>274</text:p>
          </table:table-cell>
        </table:table-row>
        <table:table-row table:style-name="ro1">
          <table:table-cell table:style-name="ce4" office:value-type="string">
            <text:p>CAMION</text:p>
          </table:table-cell>
          <table:table-cell table:style-name="ce10" office:value-type="float" office:value="9">
            <text:p>9</text:p>
          </table:table-cell>
          <table:table-cell table:style-name="Piloto_20_de_20_Datos_20_Valor" office:value-type="float" office:value="107">
            <text:p>107</text:p>
          </table:table-cell>
          <table:table-cell table:style-name="Piloto_20_de_20_Datos_20_Valor" office:value-type="float" office:value="19">
            <text:p>19</text:p>
          </table:table-cell>
          <table:table-cell table:style-name="Piloto_20_de_20_Datos_20_Valor" office:value-type="float" office:value="21">
            <text:p>21</text:p>
          </table:table-cell>
          <table:table-cell table:style-name="Piloto_20_de_20_Datos_20_Valor" office:value-type="float" office:value="42">
            <text:p>42</text:p>
          </table:table-cell>
          <table:table-cell table:style-name="Piloto_20_de_20_Datos_20_Valor" office:value-type="float" office:value="129">
            <text:p>129</text:p>
          </table:table-cell>
          <table:table-cell table:style-name="Piloto_20_de_20_Datos_20_Valor" office:value-type="float" office:value="138">
            <text:p>138</text:p>
          </table:table-cell>
          <table:table-cell table:style-name="Piloto_20_de_20_Datos_20_Valor" office:value-type="float" office:value="94">
            <text:p>94</text:p>
          </table:table-cell>
          <table:table-cell table:style-name="ce19" office:value-type="float" office:value="559">
            <text:p>559</text:p>
          </table:table-cell>
        </table:table-row>
        <table:table-row table:style-name="ro1">
          <table:table-cell table:style-name="ce4" office:value-type="string">
            <text:p>TODO TERRENO</text:p>
          </table:table-cell>
          <table:table-cell table:style-name="ce10" office:value-type="float" office:value="2">
            <text:p>2</text:p>
          </table:table-cell>
          <table:table-cell table:style-name="Piloto_20_de_20_Datos_20_Valor" office:value-type="float" office:value="5">
            <text:p>5</text:p>
          </table:table-cell>
          <table:table-cell table:style-name="Piloto_20_de_20_Datos_20_Valor" office:value-type="float" office:value="6">
            <text:p>6</text:p>
          </table:table-cell>
          <table:table-cell table:style-name="Piloto_20_de_20_Datos_20_Valor"/>
          <table:table-cell table:style-name="Piloto_20_de_20_Datos_20_Valor" office:value-type="float" office:value="2">
            <text:p>2</text:p>
          </table:table-cell>
          <table:table-cell table:style-name="Piloto_20_de_20_Datos_20_Valor" office:value-type="float" office:value="1">
            <text:p>1</text:p>
          </table:table-cell>
          <table:table-cell table:style-name="Piloto_20_de_20_Datos_20_Valor"/>
          <table:table-cell table:style-name="Piloto_20_de_20_Datos_20_Valor" office:value-type="float" office:value="2">
            <text:p>2</text:p>
          </table:table-cell>
          <table:table-cell table:style-name="ce19" office:value-type="float" office:value="18">
            <text:p>18</text:p>
          </table:table-cell>
        </table:table-row>
        <table:table-row table:style-name="ro1">
          <table:table-cell table:style-name="ce4" office:value-type="string">
            <text:p>UTILITARIO</text:p>
          </table:table-cell>
          <table:table-cell table:style-name="ce10" office:value-type="float" office:value="7">
            <text:p>7</text:p>
          </table:table-cell>
          <table:table-cell table:style-name="Piloto_20_de_20_Datos_20_Valor" office:value-type="float" office:value="93">
            <text:p>93</text:p>
          </table:table-cell>
          <table:table-cell table:style-name="Piloto_20_de_20_Datos_20_Valor" office:value-type="float" office:value="38">
            <text:p>38</text:p>
          </table:table-cell>
          <table:table-cell table:style-name="Piloto_20_de_20_Datos_20_Valor" office:value-type="float" office:value="17">
            <text:p>17</text:p>
          </table:table-cell>
          <table:table-cell table:style-name="Piloto_20_de_20_Datos_20_Valor" office:value-type="float" office:value="9">
            <text:p>9</text:p>
          </table:table-cell>
          <table:table-cell table:style-name="Piloto_20_de_20_Datos_20_Valor" office:value-type="float" office:value="29">
            <text:p>29</text:p>
          </table:table-cell>
          <table:table-cell table:style-name="Piloto_20_de_20_Datos_20_Valor" office:value-type="float" office:value="52">
            <text:p>52</text:p>
          </table:table-cell>
          <table:table-cell table:style-name="Piloto_20_de_20_Datos_20_Valor" office:value-type="float" office:value="40">
            <text:p>40</text:p>
          </table:table-cell>
          <table:table-cell table:style-name="ce19" office:value-type="float" office:value="285">
            <text:p>285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76">
            <text:p>276</text:p>
          </table:table-cell>
          <table:table-cell table:style-name="ce15" office:value-type="float" office:value="123">
            <text:p>12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2">
            <text:p>182</text:p>
          </table:table-cell>
          <table:table-cell table:style-name="ce15" office:value-type="float" office:value="227">
            <text:p>227</text:p>
          </table:table-cell>
          <table:table-cell table:style-name="ce15" office:value-type="float" office:value="160">
            <text:p>160</text:p>
          </table:table-cell>
          <table:table-cell table:style-name="ce20" office:value-type="float" office:value="1136">
            <text:p>113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>
            <draw:frame table:end-cell-address="'Ventas por año'.J36" table:end-x="1.075cm" table:end-y="0.216cm" draw:z-index="0" draw:style-name="gr1" svg:width="23.604cm" svg:height="9.94cm" svg:x="1.652cm" svg:y="0.056cm">
              <draw:object draw:notify-on-update-of-ranges="'Ventas por año'.A5:'Ventas por año'.I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Datos" table:style-name="ta1">
        <office:forms form:automatic-focus="false" form:apply-design-mode="false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3">
          <table:table-cell office:value-type="string">
            <text:p>Cantidad</text:p>
          </table:table-cell>
          <table:table-cell office:value-type="string">
            <text:p>Mes</text:p>
          </table:table-cell>
          <table:table-cell office:value-type="string">
            <text:p>Anio</text:p>
          </table:table-cell>
          <table:table-cell table:style-name="ce32" office:value-type="string">
            <text:p>Descripcion</text:p>
          </table:table-cell>
          <table:table-cell table:style-name="ce32" office:value-type="string">
            <text:p>Subgrupo</text:p>
          </table:table-cell>
          <table:table-cell table:style-name="ce32" office:value-type="string">
            <text:p>Grupo</text:p>
          </table:table-cell>
          <table:table-cell table:style-name="ce32" office:value-type="string">
            <text:p>Marca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37 CHASIS c/ CABINA p/ CAMION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710/37 CHASIS c/ CABINA p/ CAMION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37 CHASIS c/ CABINA p/ CAMION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37 CHASIS c/ CABINA p/ CAMION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37 CHASIS c/ CABINA p/ CAMION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215/42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K 1218/42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K 1218/42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1720/48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1720/48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1720/48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1720/48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table:style-name="ce32" office:value-type="string">
            <text:p>1720/48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1720/48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2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1723S/32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418R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table:style-name="ce32" office:value-type="string">
            <text:p>1720k/36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710/42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214/48 Difer. STD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214/48 Difer. STD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5/48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5/48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5/48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5/48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20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633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633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938/4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938/56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938/56 A /Ac.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218/51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712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914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914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914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914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914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914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914C/37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623/45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215C/48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 1215C/48</text:p>
          </table:table-cell>
          <table:table-cell table:style-name="ce32" office:value-type="string">
            <text:p>MED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2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L 1623/51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 1634/51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ACCELO 915C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ACCELO 915C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ACCELO 915C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ACCELO 915C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1944S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1720 A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float" office:value="1728">
            <text:p>1728,00</text:p>
          </table:table-cell>
          <table:table-cell table:style-name="ce32" office:value-type="string">
            <text:p>SEMI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float" office:value="710">
            <text:p>710,00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float" office:value="710">
            <text:p>710,00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float" office:value="710">
            <text:p>710,00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float" office:value="710">
            <text:p>710,00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float" office:value="710">
            <text:p>710,00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float" office:value="710">
            <text:p>710,00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O 814/42</text:p>
          </table:table-cell>
          <table:table-cell table:style-name="ce32" office:value-type="string">
            <text:p>OTR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LO 814/42</text:p>
          </table:table-cell>
          <table:table-cell table:style-name="ce32" office:value-type="string">
            <text:p>OTR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LS 1634/45</text:p>
          </table:table-cell>
          <table:table-cell table:style-name="ce32" office:value-type="string">
            <text:p>EXTRA-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1938/51</text:p>
          </table:table-cell>
          <table:table-cell table:style-name="ce32" office:value-type="string">
            <text:p>PESAD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710/42 EURO II</text:p>
          </table:table-cell>
          <table:table-cell table:style-name="ce32" office:value-type="string">
            <text:p>LIVIANO</text:p>
          </table:table-cell>
          <table:table-cell table:style-name="ce32" office:value-type="string">
            <text:p>CAMION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32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FURGON 300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FURGON 3000 VERSION 2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2" office:value-type="string">
            <text:p>SPRINTER FURGON 355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55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FURGON 3550 VERSION 1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COMBI 3550 STANDARD (12+1)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COMBI 3550 STANDARD (14+1)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2" office:value-type="string">
            <text:p>SPRINTER COMBI 3550 LUJO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PICK-UP 3550 SIN CAJA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2" office:value-type="string">
            <text:p>SPRINTER PICK-UP 3550 CON CAJA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PICK-UP 3550 CON CAJA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PICK-UP 3550 CON CAJA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PICK-UP 3550 CON CAJA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412D/CH3550 CHASIS CABINA C/DUA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412D/CH3550 CHASIS CABINA C/DUA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412D/CH3550 CHASIS CABINA C/DUA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2D/F300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C3550 COMBI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C3550 COMBI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C3550 COMBI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C3550 COMBI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C3550 COMBI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312D/F3550 FURGON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412D/CH4025 CHASIS C/CABINA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412D/CH4025 CHASIS C/CABINA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412D/CH4025 CHASIS C/CABINA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2" office:value-type="string">
            <text:p>VIANO 2,3 TD (6) MANUAL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VIANO 2.2 CDI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VIANO 2.2 CDI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32" office:value-type="string">
            <text:p>VIANO 2.2 CDI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VIANO 2.2 CDI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VIANO 2.2 CDI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VITO 2.2 CDI (7) MANUAL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VITO 2.2 CDI (7) MANUAL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32" office:value-type="string">
            <text:p>VITO 2.2 CDI (7) MANUAL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VITO 2.2 CDI (7) MANUAL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CH3550 CHASIS C/CABINA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PRINTER 312D/C3000 COMBI</text:p>
          </table:table-cell>
          <table:table-cell table:style-name="ce32" office:value-type="string">
            <text:p>COMBI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CH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1 CDI/P3550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 CDI/P3550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C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 CDI/CH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 CDI/CH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1 CDI/CH3550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313 CDI/F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13 CDI/F 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308 CDI/F 300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1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F 4025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RINTER 413 CDI/C 4025</text:p>
          </table:table-cell>
          <table:table-cell table:style-name="ce32" office:value-type="string">
            <text:p>CHASIS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RINTER 313 CDI/F3550</text:p>
          </table:table-cell>
          <table:table-cell table:style-name="ce32" office:value-type="string">
            <text:p>FURGON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4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4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4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4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4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40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20 CDI SEDAN 4 P.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0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20 CDI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 270 CDI SEDAN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3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 23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 230 KOMPRESSOR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PORTCOUPE C 230 V6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SPORTCOUPE C 230 V6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30 V6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30 V6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30 V6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 230 V6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LASE A 160 CLASSIC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90 ELEGANC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ASE A 190 AVANTGARDE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2" office:value-type="string">
            <text:p>ML-320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2" office:value-type="string">
            <text:p>ML-230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ML 270 CDI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ML-350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ML-350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B 200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LASE B 200 CDI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LASE B TURBO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B 170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2" office:value-type="string">
            <text:p>B 170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B 170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E 320 CDI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LK 230 KOMPRESSOR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2" office:value-type="string">
            <text:p>SLK 230 KOMPRESSOR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LK 230 KOMPRESSOR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2" office:value-type="string">
            <text:p>SLK 230 KOMPRESSOR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SLK 200 KOMPRESSOR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2" office:value-type="string">
            <text:p>CLK 320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K 320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K 320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LK 320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K 320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K 320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K 320 COUPE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LK 350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CLK 350</text:p>
          </table:table-cell>
          <table:table-cell table:style-name="ce32" office:value-type="string">
            <text:p>COUPE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M. BENZ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NEON SE 2.0 L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NEON SE 2.0 L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CARAVAN SE 2.5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CARAVAN SE 2.5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PT CRUISER CLASSIC MTX</text:p>
          </table:table-cell>
          <table:table-cell table:style-name="ce32" office:value-type="string">
            <text:p>SED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CH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GRAND CARAVAN LTD. 3.3L</text:p>
          </table:table-cell>
          <table:table-cell table:style-name="ce32" office:value-type="string">
            <text:p>VAN</text:p>
          </table:table-cell>
          <table:table-cell table:style-name="ce32" office:value-type="string">
            <text:p>AUTOMOVIL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JEEP CHEROKEE TD 2.5 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JEEP GR. CHEROKEE LAREDO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JEEP GR. CHEROKEE LAREDO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JEEP GR. CHEROKEE LAREDO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table:style-name="ce32" office:value-type="string">
            <text:p>JEEP GRAND CHEROKEE DIESEL</text:p>
          </table:table-cell>
          <table:table-cell table:number-columns-repeated="2" table:style-name="ce32" office:value-type="string">
            <text:p>TODO TERRENO</text:p>
          </table:table-cell>
          <table:table-cell table:style-name="ce32" office:value-type="string">
            <text:p>JEE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2" office:value-type="string">
            <text:p>DAKOTA CC SPORT DIESEL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  <table:table-cell table:style-name="ce32" office:value-type="string">
            <text:p>DAKOTA CC SPORT DIESEL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  <table:table-cell table:style-name="ce32" office:value-type="string">
            <text:p>DAKOTA RC BASE DIESEL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2" office:value-type="string">
            <text:p>RAM 2500 SLT QUAD CAB 4X4 TD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RAM 2500 SLT QC 4X4 TD LARAMIE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2" office:value-type="string">
            <text:p>RAM 2500 SLT QC 4X4 TD LARAMIE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2" office:value-type="string">
            <text:p>RAM 2500 SLT QC 4X4 TD LARAMIE</text:p>
          </table:table-cell>
          <table:table-cell table:style-name="ce32" office:value-type="string">
            <text:p>PICK-UP</text:p>
          </table:table-cell>
          <table:table-cell table:style-name="ce32" office:value-type="string">
            <text:p>UTILITARIO</text:p>
          </table:table-cell>
          <table:table-cell table:style-name="ce32" office:value-type="string">
            <text:p>DODGE</text:p>
          </table:table-cell>
        </table:table-row>
        <table:table-row table:style-name="ro1" table:number-rows-repeated="64323">
          <table:table-cell table:number-columns-repeated="7"/>
        </table:table-row>
        <table:table-row table:style-name="ro1">
          <table:table-cell table:number-columns-repeated="7"/>
        </table:table-row>
      </table:table>
      <table:data-pilot-tables>
        <table:data-pilot-table table:name="DataPilot1" table:application-data="" table:target-range-address="'extra pesado por año'.A1:'extra pesado por año'.I12" table:buttons="'extra pesado por año'.A1 'extra pesado por año'.A2 'extra pesado por año'.A3 'extra pesado por año'.A4 'extra pesado por año'.A7 'extra pesado por año'.B6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page" table:selected-page="EXTRA-PESADO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escripc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camiones 2004 y 2005 por mes'.A1:'camiones 2004 y 2005 por mes'.N13" table:buttons="'camiones 2004 y 2005 por mes'.A1 'camiones 2004 y 2005 por mes'.A2 'camiones 2004 y 2005 por mes'.A3 'camiones 2004 y 2005 por mes'.A7 'camiones 2004 y 2005 por mes'.B5 'camiones 2004 y 2005 por mes'.C5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members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4" table:display="false" table:show-details="true"/>
                <table:data-pilot-member table:name="2006" table:display="false" table:show-details="true"/>
              </table:data-pilot-members>
              <table:data-pilot-display-info table:enabled="false" table:display-member-mode="from-top" table:member-count="10" table:data-field="Cantidad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camiones 2004 y 2005 por mes'.A48:'camiones 2004 y 2005 por mes'.N60" table:buttons="'camiones 2004 y 2005 por mes'.A48 'camiones 2004 y 2005 por mes'.A49 'camiones 2004 y 2005 por mes'.A50 'camiones 2004 y 2005 por mes'.A54 'camiones 2004 y 2005 por mes'.B52 'camiones 2004 y 2005 por mes'.C52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members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5" table:display="false" table:show-details="true"/>
                <table:data-pilot-member table:name="2006" table:display="false" table:show-details="true"/>
              </table:data-pilot-members>
              <table:data-pilot-display-info table:enabled="false" table:display-member-mode="from-top" table:member-count="10" table:data-field="Cantidad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Ventas por año'.A1:'Ventas por año'.J10" table:buttons="'Ventas por año'.A1 'Ventas por año'.A2 'Ventas por año'.A5 'Ventas por año'.B4">
          <table:source-cell-range table:cell-range-address="Datos.A1:Datos.G1212"/>
          <table:data-pilot-field table:source-field-name="Descripcion" table:orientation="hidden" table:used-hierarchy="-1" table:function="auto">
            <table:data-pilot-level table:show-empty="true"/>
          </table:data-pilot-field>
          <table:data-pilot-field table:source-field-name="Subgrupo" table:orientation="hidden" table:used-hierarchy="-1" table:function="auto">
            <table:data-pilot-level table:show-empty="true">
              <table:data-pilot-members>
                <table:data-pilot-member table:name="COUPE" table:display="true" table:show-details="false"/>
                <table:data-pilot-member table:name="SEDAN" table:display="true" table:show-details="true"/>
                <table:data-pilot-member table:name="VAN" table:display="true" table:show-details="false"/>
              </table:data-pilot-members>
            </table:data-pilot-level>
          </table:data-pilot-field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row" table:used-hierarchy="0" table:function="auto">
            <table:data-pilot-level table:show-empty="false">
              <table:data-pilot-members>
                <table:data-pilot-member table:name="CAMION" table:display="true" table:show-details="false"/>
                <table:data-pilot-member table:name="TODO TERRENO" table:display="true" table:show-details="false"/>
                <table:data-pilot-member table:name="UTILITARIO" table:display="true" table:show-details="false"/>
                <table:data-pilot-member table:name="AUTOMOVIL" table:display="true" table:show-details="true"/>
                <table:data-pilot-member table:name="Total" table:display="true" table:show-details="fals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5" table:application-data="" table:target-range-address="tendencias.A1:tendencias.N16" table:buttons="tendencias.A1 tendencias.A2 tendencias.A3 tendencias.A4 tendencias.A7 tendencias.B6">
          <table:source-cell-range table:cell-range-address="Datos.A1:Datos.G1212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UTILITARIO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Campo" style:display-name="Piloto de Datos Campo" style:family="table-cell" style:parent-style-name="Default"/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6">16/08/2007</text:date>, <text:time>11:22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16T09:53:36</meta:creation-date>
    <dc:date>2007-08-16T11:20:56</dc:date>
    <dc:language>es-AR</dc:language>
    <meta:editing-cycles>2</meta:editing-cycles>
    <meta:editing-duration>PT1H27M31S</meta:editing-duration>
    <meta:user-defined meta:name="Info 1"/>
    <meta:user-defined meta:name="Info 2"/>
    <meta:user-defined meta:name="Info 3"/>
    <meta:user-defined meta:name="Info 4"/>
    <meta:document-statistic meta:table-count="5" meta:cell-count="88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2.1000003814697pt" style:font-family-asian="'DejaVu Sans'" style:font-family-generic-asian="system" style:font-pitch-asian="variable" style:font-size-asian="22.1000003814697pt" style:font-family-complex="'DejaVu Sans'" style:font-family-generic-complex="system" style:font-pitch-complex="variable" style:font-size-complex="22.1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8999996185303pt" style:font-family-asian="'DejaVu Sans'" style:font-family-generic-asian="system" style:font-pitch-asian="variable" style:font-size-asian="11.8999996185303pt" style:font-family-complex="'DejaVu Sans'" style:font-family-generic-complex="system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5.3000001907349pt" style:font-family-asian="'DejaVu Sans'" style:font-family-generic-asian="system" style:font-pitch-asian="variable" style:font-size-asian="15.3000001907349pt" style:font-family-complex="'DejaVu Sans'" style:font-family-generic-complex="system" style:font-pitch-complex="variable" style:font-size-complex="15.3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8999996185303pt" style:font-family-asian="'DejaVu Sans'" style:font-family-generic-asian="system" style:font-pitch-asian="variable" style:font-size-asian="11.8999996185303pt" style:font-family-complex="'DejaVu Sans'" style:font-family-generic-complex="system" style:font-pitch-complex="variable" style:font-size-complex="11.8999996185303pt"/>
    </style:style>
    <style:style style:name="ch8" style:family="chart">
      <style:graphic-properties draw:fill-color="#ff6f00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9" style:family="chart">
      <style:graphic-properties draw:fill-color="#800080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10" style:family="chart">
      <style:graphic-properties draw:fill-color="#666666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11" style:family="chart">
      <style:graphic-properties draw:fill-color="#6b4794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21.877cm" svg:height="11.909cm" chart:class="chart:bar" chart:style-name="ch1">
        <chart:title svg:x="1.098cm" svg:y="0.238cm" chart:style-name="ch2">
          <text:p>Ventas M. Benz / Camiones / Extra Pesado por año</text:p>
        </chart:title>
        <chart:legend chart:legend-position="end" svg:x="18.699cm" svg:y="4.827cm" chart:style-name="ch3"/>
        <chart:plot-area chart:style-name="ch4" table:cell-range-address="'extra pesado por año'.$A$7:.$H$11" chart:data-source-has-labels="both" chart:table-number-list="0" svg:x="0.436cm" svg:y="1.62cm" svg:width="17.392cm" svg:height="10.051cm">
          <chart:axis chart:dimension="x" chart:name="primary-x" chart:style-name="ch5">
            <chart:title svg:x="9.421cm" svg:y="11.041cm" chart:style-name="ch6">
              <text:p>Año</text:p>
            </chart:title>
            <chart:categories table:cell-range-address="local-table.A2:.A8"/>
          </chart:axis>
          <chart:axis chart:dimension="y" chart:name="primary-y" chart:style-name="ch7">
            <chart:title svg:x="0.436cm" svg:y="8.444cm" chart:style-name="ch6">
              <text:p>Unidades vendidas</text:p>
            </chart:title>
            <chart:grid chart:class="major"/>
          </chart:axi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series chart:style-name="ch11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</table:table-row>
          </table:table-header-rows>
          <table:table-rows>
            <table:table-row>
              <table:table-cell office:value-type="string">
                <text:p>L 1634/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S 1632/4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S 1633/45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S 1634/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2.8999996185303pt" style:font-family-asian="'DejaVu Sans'" style:font-family-generic-asian="system" style:font-pitch-asian="variable" style:font-size-asian="22.8999996185303pt" style:font-family-complex="'DejaVu Sans'" style:font-family-generic-complex="system" style:font-pitch-complex="variable" style:font-size-complex="22.8999996185303pt"/>
    </style:style>
    <style:style style:name="ch3" style:family="chart">
      <style:graphic-properties draw:fill="none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3999996185303pt" style:font-family-asian="'DejaVu Sans'" style:font-family-generic-asian="system" style:font-pitch-asian="variable" style:font-size-asian="12.3999996185303pt" style:font-family-complex="'DejaVu Sans'" style:font-family-generic-complex="system" style:font-pitch-complex="variable" style:font-size-complex="12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2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3999996185303pt" style:font-family-asian="'DejaVu Sans'" style:font-family-generic-asian="system" style:font-pitch-asian="variable" style:font-size-asian="12.3999996185303pt" style:font-family-complex="'DejaVu Sans'" style:font-family-generic-complex="system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9.498cm" svg:height="12.387cm" chart:class="chart:bar" chart:style-name="ch1">
        <chart:title svg:x="6.188cm" svg:y="0.246cm" chart:style-name="ch2">
          <text:p>Ventas M. Benz / Camion por mes en 2005</text:p>
        </chart:title>
        <chart:legend chart:legend-position="end" svg:x="25.259cm" svg:y="4.741cm" chart:style-name="ch3"/>
        <chart:plot-area chart:style-name="ch4" table:cell-range-address="'camiones 2004 y 2005 por mes'.$A$7:.$M$12" chart:data-source-has-labels="both" chart:table-number-list="1" svg:x="0.588cm" svg:y="1.669cm" svg:width="23.496cm" svg:height="10.472cm">
          <chart:axis chart:dimension="x" chart:name="primary-x" chart:style-name="ch5">
            <chart:title svg:x="12.611cm" svg:y="11.471cm" chart:style-name="ch6">
              <text:p>Mes</text:p>
            </chart:title>
            <chart:categories table:cell-range-address="local-table.A2:.A13"/>
          </chart:axis>
          <chart:axis chart:dimension="y" chart:name="primary-y" chart:style-name="ch7">
            <chart:title svg:x="0.588cm" svg:y="9.182cm" chart:style-name="ch6">
              <text:p>Cantidad de Unidades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EXTRA-PESADO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VIANO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MEDIANO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ESADO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EMIPESADO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9.5pt" style:font-family-asian="'DejaVu Sans'" style:font-family-generic-asian="system" style:font-pitch-asian="variable" style:font-size-asian="19.5pt" style:font-family-complex="'DejaVu Sans'" style:font-family-generic-complex="system" style:font-pitch-complex="variable" style:font-size-complex="19.5pt"/>
    </style:style>
    <style:style style:name="ch3" style:family="chart">
      <style:graphic-properties draw:fill="none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3.5pt" style:font-family-asian="'DejaVu Sans'" style:font-family-generic-asian="system" style:font-pitch-asian="variable" style:font-size-asian="13.5pt" style:font-family-complex="'DejaVu Sans'" style:font-family-generic-complex="system" style:font-pitch-complex="variable" style:font-size-complex="13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8" style:family="chart">
      <style:graphic-properties draw:fill-color="#ff6f00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9" style:family="chart">
      <style:graphic-properties draw:fill-color="#800080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0" style:family="chart">
      <style:graphic-properties draw:fill-color="#666666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1" style:family="chart">
      <style:graphic-properties draw:fill-color="#6b4794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2" style:family="chart">
      <style:graphic-properties draw:fill-color="#280099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9.252cm" svg:height="10.526cm" chart:class="chart:bar" chart:style-name="ch1">
        <chart:title svg:x="7.983cm" svg:y="0.21cm" chart:style-name="ch2">
          <text:p>Ventas M. Benz / Camiones en el 2004</text:p>
        </chart:title>
        <chart:legend chart:legend-position="end" svg:x="25.621cm" svg:y="4.038cm" chart:style-name="ch3"/>
        <chart:plot-area chart:style-name="ch4" table:cell-range-address="'camiones 2004 y 2005 por mes'.$A$54:.$M$59" chart:data-source-has-labels="both" chart:table-number-list="1" svg:x="0.584cm" svg:y="1.426cm" svg:width="23.87cm" svg:height="8.89cm">
          <chart:axis chart:dimension="x" chart:name="primary-x" chart:style-name="ch5">
            <chart:title svg:x="12.769cm" svg:y="9.763cm" chart:style-name="ch6">
              <text:p>Mes</text:p>
            </chart:title>
            <chart:categories table:cell-range-address="local-table.A2:.A13"/>
          </chart:axis>
          <chart:axis chart:dimension="y" chart:name="primary-y" chart:style-name="ch7">
            <chart:title svg:x="0.584cm" svg:y="7.412cm" chart:style-name="ch6">
              <text:p>Cantidad Unidades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EXTRA-PESADO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VIANO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DIAN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ESAD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EMIPESADO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8.5pt" style:font-family-asian="'DejaVu Sans'" style:font-family-generic-asian="system" style:font-pitch-asian="variable" style:font-size-asian="18.5pt" style:font-family-complex="'DejaVu Sans'" style:font-family-generic-complex="system" style:font-pitch-complex="variable" style:font-size-complex="18.5pt"/>
    </style:style>
    <style:style style:name="ch3" style:family="chart">
      <style:graphic-properties draw:fill="none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89999961853027pt" style:font-family-asian="'DejaVu Sans'" style:font-family-generic-asian="system" style:font-pitch-asian="variable" style:font-size-asian="9.89999961853027pt" style:font-family-complex="'DejaVu Sans'" style:font-family-generic-complex="system" style:font-pitch-complex="variable" style:font-size-complex="9.89999961853027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2.8000001907349pt" style:font-family-asian="'DejaVu Sans'" style:font-family-generic-asian="system" style:font-pitch-asian="variable" style:font-size-asian="12.8000001907349pt" style:font-family-complex="'DejaVu Sans'" style:font-family-generic-complex="system" style:font-pitch-complex="variable" style:font-size-complex="12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89999961853027pt" style:font-family-asian="'DejaVu Sans'" style:font-family-generic-asian="system" style:font-pitch-asian="variable" style:font-size-asian="9.89999961853027pt" style:font-family-complex="'DejaVu Sans'" style:font-family-generic-complex="system" style:font-pitch-complex="variable" style:font-size-complex="9.89999961853027pt"/>
    </style:style>
    <style:style style:name="ch8" style:family="chart">
      <style:graphic-properties draw:fill-color="#ff6f00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9" style:family="chart">
      <style:graphic-properties draw:fill-color="#800080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10" style:family="chart">
      <style:graphic-properties draw:fill-color="#666666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11" style:family="chart">
      <style:graphic-properties draw:fill-color="#6b4794"/>
      <style:text-properties fo:font-family="'DejaVu Sans'" style:font-family-generic="swiss" style:font-pitch="variable" fo:font-size="8.5pt" style:font-family-asian="'DejaVu Sans'" style:font-family-generic-asian="system" style:font-pitch-asian="variable" style:font-size-asian="8.5pt" style:font-family-complex="'DejaVu Sans'" style:font-family-generic-complex="system" style:font-pitch-complex="variable" style:font-size-complex="8.5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23.605cm" svg:height="9.941cm" chart:class="chart:bar" chart:style-name="ch1">
        <chart:title svg:x="7.622cm" svg:y="0.198cm" chart:style-name="ch2">
          <text:p>Ventas por grupo por año</text:p>
        </chart:title>
        <chart:legend chart:legend-position="end" svg:x="20.147cm" svg:y="4.045cm" chart:style-name="ch3"/>
        <chart:plot-area chart:style-name="ch4" table:cell-range-address="'Ventas por año'.$A$5:.$I$9" chart:data-source-has-labels="both" chart:table-number-list="3" svg:x="0.472cm" svg:y="1.348cm" svg:width="18.732cm" svg:height="8.395cm">
          <chart:axis chart:dimension="x" chart:name="primary-x" chart:style-name="ch5">
            <chart:title svg:x="10.239cm" svg:y="9.223cm" chart:style-name="ch6">
              <text:p>Año</text:p>
            </chart:title>
            <chart:categories table:cell-range-address="local-table.A2:.A9"/>
          </chart:axis>
          <chart:axis chart:dimension="y" chart:name="primary-y" chart:style-name="ch7">
            <chart:title svg:x="0.472cm" svg:y="7.332cm" chart:style-name="ch6">
              <text:p>Cantidad de unidades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</table:table-row>
          </table:table-header-rows>
          <table:table-rows>
            <table:table-row>
              <table:table-cell office:value-type="string">
                <text:p>AUTOMOVIL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AMION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29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TODO TERRENO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TILITARIO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8.8999996185303pt" style:font-family-asian="'DejaVu Sans'" style:font-family-generic-asian="system" style:font-pitch-asian="variable" style:font-size-asian="18.8999996185303pt" style:font-family-complex="'DejaVu Sans'" style:font-family-generic-complex="system" style:font-pitch-complex="variable" style:font-size-complex="18.8999996185303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3.1000003814697pt" style:font-family-asian="'DejaVu Sans'" style:font-family-generic-asian="system" style:font-pitch-asian="variable" style:font-size-asian="13.1000003814697pt" style:font-family-complex="'DejaVu Sans'" style:font-family-generic-complex="system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8" style:family="chart">
      <style:graphic-properties svg:stroke-color="#ff6f00" draw:fill-color="#ff6f00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9" style:family="chart">
      <style:graphic-properties svg:stroke-color="#800080" draw:fill-color="#800080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0" style:family="chart">
      <style:graphic-properties svg:stroke-color="#666666" draw:fill-color="#666666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1" style:family="chart">
      <style:graphic-properties svg:stroke-color="#6b4794" draw:fill-color="#6b4794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2" style:family="chart">
      <style:graphic-properties svg:stroke-color="#280099" draw:fill-color="#280099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3" style:family="chart">
      <style:graphic-properties svg:stroke-color="#7da647" draw:fill-color="#7da647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4" style:family="chart">
      <style:graphic-properties svg:stroke-color="#e6e64c" draw:fill-color="#e6e64c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5" style:family="chart">
      <style:graphic-properties svg:stroke-color="#ff9966" draw:fill-color="#ff9966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16" style:family="chart">
      <style:graphic-properties draw:stroke="none" draw:fill="solid" draw:fill-color="#d9d9d9"/>
    </style:style>
    <style:style style:name="ch17" style:family="chart">
      <style:graphic-properties draw:stroke="none" draw:fill-color="#999999"/>
    </style:style>
  </office:automatic-styles>
  <office:body>
    <office:chart>
      <chart:chart svg:width="30.078cm" svg:height="10.207cm" chart:class="chart:line" chart:style-name="ch1">
        <chart:title svg:x="11.947cm" svg:y="0.204cm" chart:style-name="ch2">
          <text:p>Ventas mes a mes</text:p>
        </chart:title>
        <chart:legend chart:legend-position="end" svg:x="28.085cm" svg:y="3.256cm" chart:style-name="ch3"/>
        <chart:plot-area chart:style-name="ch4" table:cell-range-address="tendencias.$A$7:.$M$15" chart:data-source-has-labels="both" chart:table-number-list="2" svg:x="0.6cm" svg:y="1.391cm" svg:width="26.286cm" svg:height="8.612cm">
          <chart:axis chart:dimension="x" chart:name="primary-x" chart:style-name="ch5">
            <chart:title svg:x="14.001cm" svg:y="9.458cm" chart:style-name="ch6">
              <text:p>Mes</text:p>
            </chart:title>
            <chart:categories table:cell-range-address="local-table.A2:.A13"/>
          </chart:axis>
          <chart:axis chart:dimension="y" chart:name="primary-y" chart:style-name="ch7">
            <chart:title svg:x="0.6cm" svg:y="7.212cm" chart:style-name="ch6">
              <text:p>Unidades vendidas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series chart:style-name="ch13">
            <chart:data-point chart:repeated="12"/>
          </chart:series>
          <chart:series chart:style-name="ch14">
            <chart:data-point chart:repeated="12"/>
          </chart:series>
          <chart:series chart:style-name="ch15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19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6.6000003814697pt" style:font-family-asian="'DejaVu Sans'" style:font-family-generic-asian="system" style:font-pitch-asian="variable" style:font-size-asian="16.6000003814697pt" style:font-family-complex="'DejaVu Sans'" style:font-family-generic-complex="system" style:font-pitch-complex="variable" style:font-size-complex="16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7.59999990463257pt" style:font-family-asian="'DejaVu Sans'" style:font-family-generic-asian="system" style:font-pitch-asian="variable" style:font-size-asian="7.59999990463257pt" style:font-family-complex="'DejaVu Sans'" style:font-family-generic-complex="system" style:font-pitch-complex="variable" style:font-size-complex="7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1.5pt" style:font-family-asian="'DejaVu Sans'" style:font-family-generic-asian="system" style:font-pitch-asian="variable" style:font-size-asian="11.5pt" style:font-family-complex="'DejaVu Sans'" style:font-family-generic-complex="system" style:font-pitch-complex="variable" style:font-size-complex="11.5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1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graphic-properties svg:stroke-width="0.3cm" svg:stroke-color="#ff6f00" draw:marker-start-width="0.65cm" draw:marker-end-width="0.65cm" draw:fill-color="#ff6f00"/>
      <style:text-properties fo:font-family="'DejaVu Sans'" style:font-family-generic="swiss" style:font-pitch="variable" fo:font-size="7.59999990463257pt" style:font-family-asian="'DejaVu Sans'" style:font-family-generic-asian="system" style:font-pitch-asian="variable" style:font-size-asian="7.59999990463257pt" style:font-family-complex="'DejaVu Sans'" style:font-family-generic-complex="system" style:font-pitch-complex="variable" style:font-size-complex="7.5999999046325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9.626cm" svg:height="8.931cm" chart:class="chart:line" chart:style-name="ch1">
        <chart:title svg:x="11.108cm" svg:y="0.178cm" chart:style-name="ch2">
          <text:p>Promedio segun historico</text:p>
        </chart:title>
        <chart:legend chart:legend-position="end" svg:x="27.904cm" svg:y="4.215cm" chart:style-name="ch3"/>
        <chart:plot-area chart:style-name="ch4" table:cell-range-address="tendencias.$B$7:.$M$7 tendencias.$B$17:.$M$17" chart:data-source-has-labels="both" chart:table-number-list="2 2" svg:x="0.592cm" svg:y="1.211cm" svg:width="26.129cm" svg:height="7.542cm">
          <chart:axis chart:dimension="x" chart:name="primary-x" chart:style-name="ch5">
            <chart:title svg:x="13.782cm" svg:y="8.276cm" chart:style-name="ch6">
              <text:p>Mes</text:p>
            </chart:title>
            <chart:categories table:cell-range-address="local-table.A2:.A12"/>
          </chart:axis>
          <chart:axis chart:dimension="y" chart:name="primary-y" chart:style-name="ch7">
            <chart:title svg:x="0.592cm" svg:y="7.28cm" chart:style-name="ch6">
              <text:p>Unidades vendidas promedio</text:p>
            </chart:title>
            <chart:grid chart:class="major"/>
          </chart:axis>
          <chart:series chart:style-name="ch8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4,43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3.71428571428571">
                <text:p>3.71428571428571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